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28cm"/>
    </style:style>
    <style:style style:name="co4" style:family="table-column">
      <style:table-column-properties fo:break-before="auto" style:column-width="1.963cm"/>
    </style:style>
    <style:style style:name="co5" style:family="table-column">
      <style:table-column-properties fo:break-before="auto" style:column-width="2.118cm"/>
    </style:style>
    <style:style style:name="co6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655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6.41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35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2cm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3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4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bjective</text:p>
          </table:table-cell>
          <table:table-cell table:style-name="ce6" table:formula="of:=(1*[.B5]+2*[.B6]+4*[.B7]+8*[.B8])+(1*[.G5]+2*[.G6]+4*[.G7]+8*[.G8])" office:value-type="float" office:value="20">
            <text:p>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formula="of:=SUM([.B5:.B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formula="of:=SUM([.G5:.G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formula="of:=SUM([.C5:.C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D once</text:p>
          </table:table-cell>
          <table:table-cell table:style-name="ce7" table:formula="of:=SUM([.D5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C once</text:p>
          </table:table-cell>
          <table:table-cell table:style-name="ce7" table:formula="of:=SUM([.E5:.E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D once</text:p>
          </table:table-cell>
          <table:table-cell table:style-name="ce7" table:formula="of:=SUM([.F5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1</text:p>
          </table:table-cell>
          <table:table-cell table:style-name="ce7" table:formula="of:=SUM([.B5:.D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2</text:p>
          </table:table-cell>
          <table:table-cell table:style-name="ce7" table:formula="of:=SUM([.B6:.D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3</text:p>
          </table:table-cell>
          <table:table-cell table:style-name="ce7" table:formula="of:=SUM([.B7:.D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4</text:p>
          </table:table-cell>
          <table:table-cell table:style-name="ce7" table:formula="of:=SUM([.B8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B not playing weeks 3 &amp; 4</text:p>
          </table:table-cell>
          <table:table-cell table:formula="of:=SUM([.B7:.B8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If AB plays in W4, then W2</text:p>
          </table:table-cell>
          <table:table-cell table:formula="of:=[.B6]" office:value-type="float" office:value="1">
            <text:p>1</text:p>
          </table:table-cell>
          <table:table-cell office:value-type="string">
            <text:p>&gt;=</text:p>
          </table:table-cell>
          <table:table-cell table:formula="of:=[.B8]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D weeks 1 and/or 2</text:p>
          </table:table-cell>
          <table:table-cell table:formula="of:=SUM([.G5:.G6])" office:value-type="float" office:value="1">
            <text:p>1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9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8-12T19:00:33</dc:date>
    <meta:editing-duration>P1DT10H5M6S</meta:editing-duration>
    <meta:editing-cycles>13</meta:editing-cycles>
    <meta:generator>OpenOffice/4.1.1$Win32 OpenOffice.org_project/411m6$Build-9775</meta:generator>
    <dc:creator>emmanuel q</dc:creator>
    <meta:document-statistic meta:table-count="3" meta:cell-count="142" meta:object-count="0"/>
  </office:meta>
</office:document-meta>
</file>